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20ecb7" officeooo:paragraph-rsid="00266bb3"/>
    </style:style>
    <style:style style:name="P2" style:family="paragraph" style:parent-style-name="Heading_20_1">
      <style:text-properties officeooo:rsid="00576aae" officeooo:paragraph-rsid="00576aae"/>
    </style:style>
    <style:style style:name="P3" style:family="paragraph" style:parent-style-name="Text_20_body" style:list-style-name="L1">
      <style:text-properties officeooo:rsid="00576aae" officeooo:paragraph-rsid="00576aae"/>
    </style:style>
    <style:style style:name="P4" style:family="paragraph" style:parent-style-name="Text_20_body" style:list-style-name="L1">
      <style:text-properties officeooo:rsid="00589f01" officeooo:paragraph-rsid="00589f01"/>
    </style:style>
    <style:style style:name="P5" style:family="paragraph" style:parent-style-name="Text_20_body" style:list-style-name="L1">
      <style:text-properties officeooo:rsid="0073e828" officeooo:paragraph-rsid="0073e828"/>
    </style:style>
    <style:style style:name="P6" style:family="paragraph" style:parent-style-name="Heading_20_1">
      <style:text-properties officeooo:rsid="00591760" officeooo:paragraph-rsid="00591760"/>
    </style:style>
    <style:style style:name="P7" style:family="paragraph" style:parent-style-name="Heading_20_2">
      <style:text-properties officeooo:rsid="0063bfba" officeooo:paragraph-rsid="0063bfba"/>
    </style:style>
    <style:style style:name="P8" style:family="paragraph" style:parent-style-name="Text_20_body" style:list-style-name="L2">
      <style:text-properties officeooo:rsid="0063bfba" officeooo:paragraph-rsid="0063bfba"/>
    </style:style>
    <style:style style:name="P9" style:family="paragraph" style:parent-style-name="Text_20_body" style:list-style-name="L2">
      <style:text-properties officeooo:rsid="0064ad07" officeooo:paragraph-rsid="0064ad07"/>
    </style:style>
    <style:style style:name="P10" style:family="paragraph" style:parent-style-name="Text_20_body" style:list-style-name="L2">
      <style:text-properties officeooo:rsid="006583f0" officeooo:paragraph-rsid="006583f0"/>
    </style:style>
    <style:style style:name="P11" style:family="paragraph" style:parent-style-name="Text_20_body" style:list-style-name="L2">
      <style:text-properties officeooo:rsid="00677d42" officeooo:paragraph-rsid="00677d42"/>
    </style:style>
    <style:style style:name="P12" style:family="paragraph" style:parent-style-name="Text_20_body" style:list-style-name="L2">
      <style:text-properties style:text-underline-style="none" officeooo:rsid="00677d42" officeooo:paragraph-rsid="00677d42"/>
    </style:style>
    <style:style style:name="P13" style:family="paragraph" style:parent-style-name="Text_20_body" style:list-style-name="L3">
      <style:text-properties officeooo:rsid="00684fbd" officeooo:paragraph-rsid="00684fbd"/>
    </style:style>
    <style:style style:name="P14" style:family="paragraph" style:parent-style-name="Text_20_body" style:list-style-name="L4">
      <style:text-properties officeooo:rsid="0068e48a" officeooo:paragraph-rsid="0068e48a"/>
    </style:style>
    <style:style style:name="P15" style:family="paragraph" style:parent-style-name="Text_20_body" style:list-style-name="L4">
      <style:text-properties officeooo:rsid="0069ce33" officeooo:paragraph-rsid="0069ce33"/>
    </style:style>
    <style:style style:name="P16" style:family="paragraph" style:parent-style-name="Text_20_body" style:list-style-name="L5">
      <style:text-properties officeooo:rsid="00591760" officeooo:paragraph-rsid="00591760"/>
    </style:style>
    <style:style style:name="P17" style:family="paragraph" style:parent-style-name="Text_20_body" style:list-style-name="L5">
      <style:text-properties officeooo:rsid="00592ddc" officeooo:paragraph-rsid="00592ddc"/>
    </style:style>
    <style:style style:name="P18" style:family="paragraph" style:parent-style-name="Heading_20_2">
      <style:text-properties officeooo:rsid="007d1751" officeooo:paragraph-rsid="007d1751"/>
    </style:style>
    <style:style style:name="P19" style:family="paragraph" style:parent-style-name="Text_20_body" style:list-style-name="L6">
      <style:text-properties officeooo:rsid="007d1751" officeooo:paragraph-rsid="007d1751"/>
    </style:style>
    <style:style style:name="P20" style:family="paragraph" style:parent-style-name="Heading_20_2">
      <style:text-properties officeooo:rsid="005936d1" officeooo:paragraph-rsid="005936d1"/>
    </style:style>
    <style:style style:name="P21" style:family="paragraph" style:parent-style-name="Text_20_body" style:list-style-name="L7">
      <style:text-properties officeooo:rsid="005936d1" officeooo:paragraph-rsid="005936d1"/>
    </style:style>
    <style:style style:name="P22" style:family="paragraph" style:parent-style-name="Text_20_body" style:list-style-name="L7">
      <style:text-properties officeooo:rsid="00597157" officeooo:paragraph-rsid="00597157"/>
    </style:style>
    <style:style style:name="P23" style:family="paragraph" style:parent-style-name="Text_20_body" style:list-style-name="L7">
      <style:text-properties officeooo:rsid="005bc08f" officeooo:paragraph-rsid="005bc08f"/>
    </style:style>
    <style:style style:name="P24" style:family="paragraph" style:parent-style-name="Text_20_body" style:list-style-name="L8">
      <style:text-properties officeooo:rsid="00592ddc" officeooo:paragraph-rsid="00592ddc"/>
    </style:style>
    <style:style style:name="P25" style:family="paragraph" style:parent-style-name="Text_20_body" style:list-style-name="L8">
      <style:text-properties officeooo:rsid="005c6523" officeooo:paragraph-rsid="005c6523"/>
    </style:style>
    <style:style style:name="P26" style:family="paragraph" style:parent-style-name="Text_20_body" style:list-style-name="L8">
      <style:text-properties officeooo:rsid="005dd49f" officeooo:paragraph-rsid="005dd49f"/>
    </style:style>
    <style:style style:name="P27" style:family="paragraph" style:parent-style-name="Heading_20_1">
      <style:text-properties officeooo:rsid="00541422" officeooo:paragraph-rsid="00541422"/>
    </style:style>
    <style:style style:name="P28" style:family="paragraph" style:parent-style-name="Text_20_body" style:list-style-name="L9">
      <style:text-properties officeooo:rsid="00541422" officeooo:paragraph-rsid="00541422"/>
    </style:style>
    <style:style style:name="P29" style:family="paragraph" style:parent-style-name="Text_20_body" style:list-style-name="L9">
      <style:text-properties officeooo:rsid="0055136e" officeooo:paragraph-rsid="0055136e"/>
    </style:style>
    <style:style style:name="P30" style:family="paragraph" style:parent-style-name="Heading_20_2">
      <style:text-properties officeooo:rsid="00838f50" officeooo:paragraph-rsid="00838f50"/>
    </style:style>
    <style:style style:name="P31" style:family="paragraph" style:parent-style-name="Text_20_body" style:list-style-name="L10">
      <style:text-properties officeooo:paragraph-rsid="00838f50"/>
    </style:style>
    <style:style style:name="P32" style:family="paragraph" style:parent-style-name="Heading_20_2">
      <style:text-properties officeooo:rsid="007b4356" officeooo:paragraph-rsid="007b4356"/>
    </style:style>
    <style:style style:name="P33" style:family="paragraph" style:parent-style-name="Text_20_body" style:list-style-name="L11">
      <style:text-properties officeooo:paragraph-rsid="007b4356"/>
    </style:style>
    <style:style style:name="P34" style:family="paragraph" style:parent-style-name="Heading_20_2">
      <style:text-properties officeooo:rsid="0077e2a7" officeooo:paragraph-rsid="0077e2a7"/>
    </style:style>
    <style:style style:name="P35" style:family="paragraph" style:parent-style-name="Text_20_body" style:list-style-name="L12">
      <style:text-properties officeooo:paragraph-rsid="0077e2a7"/>
    </style:style>
    <style:style style:name="P36" style:family="paragraph" style:parent-style-name="Heading_20_2">
      <style:text-properties officeooo:rsid="007659da" officeooo:paragraph-rsid="007659da"/>
    </style:style>
    <style:style style:name="P37" style:family="paragraph" style:parent-style-name="Text_20_body" style:list-style-name="L13">
      <style:text-properties officeooo:paragraph-rsid="007659da"/>
    </style:style>
    <style:style style:name="P38" style:family="paragraph" style:parent-style-name="Text_20_body">
      <style:text-properties officeooo:paragraph-rsid="007659da"/>
    </style:style>
    <style:style style:name="P39" style:family="paragraph" style:parent-style-name="Text_20_body" style:list-style-name="L14">
      <style:text-properties officeooo:paragraph-rsid="007659da"/>
    </style:style>
    <style:style style:name="P40" style:family="paragraph" style:parent-style-name="Heading_20_2">
      <style:text-properties officeooo:rsid="0087660b" officeooo:paragraph-rsid="0087660b"/>
    </style:style>
    <style:style style:name="P41" style:family="paragraph" style:parent-style-name="Text_20_body" style:list-style-name="L15">
      <style:text-properties officeooo:rsid="0087660b" officeooo:paragraph-rsid="0087660b"/>
    </style:style>
    <style:style style:name="P42" style:family="paragraph" style:parent-style-name="Text_20_body" style:list-style-name="L15">
      <style:text-properties officeooo:rsid="0087da8d" officeooo:paragraph-rsid="0087da8d"/>
    </style:style>
    <style:style style:name="P43" style:family="paragraph" style:parent-style-name="Heading_20_2">
      <style:text-properties officeooo:rsid="007cfb1e" officeooo:paragraph-rsid="007cfb1e"/>
    </style:style>
    <style:style style:name="P44" style:family="paragraph" style:parent-style-name="Text_20_body" style:list-style-name="L16">
      <style:text-properties officeooo:rsid="007cfb1e" officeooo:paragraph-rsid="007cfb1e"/>
    </style:style>
    <style:style style:name="P45" style:family="paragraph" style:parent-style-name="Heading_20_2">
      <style:text-properties officeooo:rsid="00866035" officeooo:paragraph-rsid="00866035"/>
    </style:style>
    <style:style style:name="P46" style:family="paragraph" style:parent-style-name="Text_20_body" style:list-style-name="L17">
      <style:text-properties officeooo:rsid="00866035" officeooo:paragraph-rsid="00866035"/>
    </style:style>
    <style:style style:name="P47" style:family="paragraph" style:parent-style-name="Text_20_body" style:list-style-name="L18">
      <style:text-properties officeooo:rsid="00866035" officeooo:paragraph-rsid="00866035"/>
    </style:style>
    <style:style style:name="P48" style:family="paragraph" style:parent-style-name="Text_20_body" style:list-style-name="L18">
      <style:text-properties officeooo:rsid="0086fa39" officeooo:paragraph-rsid="0086fa39"/>
    </style:style>
    <style:style style:name="P49" style:family="paragraph" style:parent-style-name="Heading_20_2">
      <style:text-properties officeooo:rsid="00524ae7" officeooo:paragraph-rsid="00524ae7"/>
    </style:style>
    <style:style style:name="P50" style:family="paragraph" style:parent-style-name="Heading_20_3">
      <style:text-properties officeooo:rsid="006b7378" officeooo:paragraph-rsid="006b7378"/>
    </style:style>
    <style:style style:name="P51" style:family="paragraph" style:parent-style-name="Text_20_body" style:list-style-name="L19">
      <style:text-properties officeooo:rsid="006b7378" officeooo:paragraph-rsid="006b7378"/>
    </style:style>
    <style:style style:name="P52" style:family="paragraph" style:parent-style-name="Text_20_body" style:list-style-name="L19">
      <style:text-properties officeooo:rsid="006cad7c" officeooo:paragraph-rsid="006cad7c"/>
    </style:style>
    <style:style style:name="P53" style:family="paragraph" style:parent-style-name="Text_20_body" style:list-style-name="L20">
      <style:text-properties officeooo:rsid="006e7196" officeooo:paragraph-rsid="006e7196"/>
    </style:style>
    <style:style style:name="P54" style:family="paragraph" style:parent-style-name="Text_20_body" style:list-style-name="L20">
      <style:text-properties officeooo:rsid="006e9e1c" officeooo:paragraph-rsid="006e9e1c"/>
    </style:style>
    <style:style style:name="P55" style:family="paragraph" style:parent-style-name="Text_20_body" style:list-style-name="L20">
      <style:text-properties officeooo:rsid="00702558" officeooo:paragraph-rsid="00702558"/>
    </style:style>
    <style:style style:name="P56" style:family="paragraph" style:parent-style-name="Text_20_body" style:list-style-name="L20">
      <style:text-properties officeooo:rsid="007063c0" officeooo:paragraph-rsid="007063c0"/>
    </style:style>
    <style:style style:name="P57" style:family="paragraph" style:parent-style-name="Heading_20_3">
      <style:text-properties officeooo:rsid="0054099b" officeooo:paragraph-rsid="0054099b"/>
    </style:style>
    <style:style style:name="P58" style:family="paragraph" style:parent-style-name="Text_20_body" style:list-style-name="L21"/>
    <style:style style:name="P59" style:family="paragraph" style:parent-style-name="Text_20_body" style:list-style-name="L22">
      <style:text-properties officeooo:rsid="00526a9e" officeooo:paragraph-rsid="00526a9e"/>
    </style:style>
    <style:style style:name="P60" style:family="paragraph" style:parent-style-name="Text_20_body" style:list-style-name="L23">
      <style:text-properties officeooo:rsid="004919ba" officeooo:paragraph-rsid="004919ba"/>
    </style:style>
    <style:style style:name="P61" style:family="paragraph" style:parent-style-name="Text_20_body">
      <style:text-properties officeooo:paragraph-rsid="004919ba"/>
    </style:style>
    <style:style style:name="P62" style:family="paragraph" style:parent-style-name="Text_20_body" style:list-style-name="L24">
      <style:text-properties officeooo:paragraph-rsid="004919ba"/>
    </style:style>
    <style:style style:name="P63" style:family="paragraph" style:parent-style-name="Text_20_body">
      <style:text-properties fo:color="#000000" loext:opacity="100%" officeooo:rsid="004919ba" officeooo:paragraph-rsid="004919ba"/>
    </style:style>
    <style:style style:name="P64" style:family="paragraph" style:parent-style-name="Text_20_body" style:list-style-name="L25">
      <style:text-properties fo:color="#000000" loext:opacity="100%" officeooo:rsid="004919ba" officeooo:paragraph-rsid="004919ba"/>
    </style:style>
    <style:style style:name="P65" style:family="paragraph" style:parent-style-name="Text_20_body" style:list-style-name="L26">
      <style:text-properties officeooo:paragraph-rsid="004919ba"/>
    </style:style>
    <style:style style:name="P66" style:family="paragraph" style:parent-style-name="Text_20_body">
      <style:text-properties officeooo:rsid="004acaa0" officeooo:paragraph-rsid="004acaa0"/>
    </style:style>
    <style:style style:name="P67" style:family="paragraph" style:parent-style-name="Text_20_body" style:list-style-name="L27">
      <style:text-properties officeooo:rsid="004acaa0" officeooo:paragraph-rsid="004acaa0"/>
    </style:style>
    <style:style style:name="P68" style:family="paragraph" style:parent-style-name="Text_20_body" style:list-style-name="L27">
      <style:text-properties officeooo:rsid="004acaa0" officeooo:paragraph-rsid="004ebe15"/>
    </style:style>
    <style:style style:name="P69" style:family="paragraph" style:parent-style-name="Text_20_body" style:list-style-name="L27">
      <style:text-properties officeooo:rsid="004ebe15" officeooo:paragraph-rsid="004ebe15"/>
    </style:style>
    <style:style style:name="P70" style:family="paragraph" style:parent-style-name="Text_20_body">
      <style:text-properties officeooo:paragraph-rsid="00266bb3"/>
    </style:style>
    <style:style style:name="P71" style:family="paragraph" style:parent-style-name="Heading_20_3">
      <style:text-properties officeooo:rsid="0084bd85" officeooo:paragraph-rsid="0084bd85"/>
    </style:style>
    <style:style style:name="P72" style:family="paragraph" style:parent-style-name="Text_20_body" style:list-style-name="L28">
      <style:text-properties officeooo:rsid="0084bd85" officeooo:paragraph-rsid="0084bd85"/>
    </style:style>
    <style:style style:name="T1" style:family="text">
      <style:text-properties officeooo:rsid="0073e828"/>
    </style:style>
    <style:style style:name="T2" style:family="text">
      <style:text-properties officeooo:rsid="006583f0"/>
    </style:style>
    <style:style style:name="T3" style:family="text">
      <style:text-properties fo:color="#2a6099" loext:opacity="100%"/>
    </style:style>
    <style:style style:name="T4" style:family="text">
      <style:text-properties fo:font-weight="bold" officeooo:rsid="00677d42" style:font-weight-asian="bold" style:font-weight-complex="bold"/>
    </style:style>
    <style:style style:name="T5" style:family="text">
      <style:text-properties fo:font-weight="bold" style:font-weight-asian="bold" style:font-weight-complex="bold"/>
    </style:style>
    <style:style style:name="T6" style:family="text">
      <style:text-properties officeooo:rsid="00677d42"/>
    </style:style>
    <style:style style:name="T7" style:family="text">
      <style:text-properties fo:color="#c9211e" loext:opacity="100%" style:text-underline-style="solid" style:text-underline-width="auto" style:text-underline-color="font-color"/>
    </style:style>
    <style:style style:name="T8" style:family="text">
      <style:text-properties fo:color="#c9211e" loext:opacity="100%"/>
    </style:style>
    <style:style style:name="T9" style:family="text">
      <style:text-properties style:text-underline-style="none"/>
    </style:style>
    <style:style style:name="T10" style:family="text">
      <style:text-properties fo:color="#c9211e" loext:opacity="100%" style:text-underline-style="none"/>
    </style:style>
    <style:style style:name="T11" style:family="text">
      <style:text-properties officeooo:rsid="00597157"/>
    </style:style>
    <style:style style:name="T12" style:family="text">
      <style:text-properties officeooo:rsid="005a226b"/>
    </style:style>
    <style:style style:name="T13" style:family="text">
      <style:text-properties officeooo:rsid="00592ddc"/>
    </style:style>
    <style:style style:name="T14" style:family="text">
      <style:text-properties fo:font-style="italic" fo:font-weight="normal" officeooo:rsid="00592ddc" style:font-style-asian="italic" style:font-weight-asian="normal" style:font-style-complex="italic"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5e03a5"/>
    </style:style>
    <style:style style:name="T17" style:family="text">
      <style:text-properties officeooo:rsid="005e8cad"/>
    </style:style>
    <style:style style:name="T18" style:family="text">
      <style:text-properties officeooo:rsid="00608827"/>
    </style:style>
    <style:style style:name="T19" style:family="text">
      <style:text-properties officeooo:rsid="0061dec8"/>
    </style:style>
    <style:style style:name="T20" style:family="text">
      <style:text-properties officeooo:rsid="007f68b8"/>
    </style:style>
    <style:style style:name="T21" style:family="text">
      <style:text-properties officeooo:rsid="00810de5"/>
    </style:style>
    <style:style style:name="T22" style:family="text">
      <style:text-properties style:text-position="super 58%" officeooo:rsid="0061dec8"/>
    </style:style>
    <style:style style:name="T23" style:family="text">
      <style:text-properties officeooo:rsid="0055a66f"/>
    </style:style>
    <style:style style:name="T24" style:family="text">
      <style:text-properties fo:color="#127622" loext:opacity="100%"/>
    </style:style>
    <style:style style:name="T25" style:family="text">
      <style:text-properties officeooo:rsid="006e9e1c"/>
    </style:style>
    <style:style style:name="T26" style:family="text">
      <style:text-properties officeooo:rsid="0054099b"/>
    </style:style>
    <style:style style:name="T27" style:family="text">
      <style:text-properties officeooo:rsid="0053d611"/>
    </style:style>
    <style:style style:name="T28" style:family="text">
      <style:text-properties style:text-position="super 58%"/>
    </style:style>
    <style:style style:name="T29" style:family="text">
      <style:text-properties officeooo:rsid="004919ba"/>
    </style:style>
    <style:style style:name="T30" style:family="text">
      <style:text-properties fo:font-weight="bold" officeooo:rsid="004919ba" style:font-weight-asian="bold" style:font-weight-complex="bold"/>
    </style:style>
    <style:style style:name="T31" style:family="text">
      <style:text-properties fo:color="#2a6099" loext:opacity="100%" officeooo:rsid="004919ba"/>
    </style:style>
    <style:style style:name="T32" style:family="text">
      <style:text-properties fo:color="#c9211e" loext:opacity="100%" officeooo:rsid="004919ba"/>
    </style:style>
    <style:style style:name="T33" style:family="text">
      <style:text-properties fo:color="#000000" loext:opacity="100%" fo:font-weight="bold" officeooo:rsid="004919ba" style:font-weight-asian="bold" style:font-weight-complex="bold"/>
    </style:style>
    <style:style style:name="T34" style:family="text">
      <style:text-properties officeooo:rsid="004cc1a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h>
      <text:h text:style-name="P2" text:outline-level="1">Resources</text:h>
      <text:list text:style-name="L1">
        <text:list-item>
          <text:p text:style-name="P3"><text:span text:style-name="T1">Jay Smith - </text:span>Youtube</text:p>
          <text:list>
            <text:list-item>
              <text:p text:style-name="P3">@PfanderFilms</text:p>
            </text:list-item>
            <text:list-item>
              <text:p text:style-name="P4">Dismantling Islam</text:p>
              <text:list>
                <text:list-item>
                  <text:p text:style-name="P4">Session 1: <text:line-break/><text:a xlink:type="simple" xlink:href="https://www.youtube.com/watch?v=tKIdN0qxOyw" text:style-name="Internet_20_link" text:visited-style-name="Visited_20_Internet_20_Link">https://www.youtube.com/watch?v=tKIdN0qxOyw</text:a></text:p>
                </text:list-item>
                <text:list-item>
                  <text:p text:style-name="P4">Session 2: <text:line-break/><text:a xlink:type="simple" xlink:href="https://www.youtube.com/watch?v=p-3kN2JQhLM" text:style-name="Internet_20_link" text:visited-style-name="Visited_20_Internet_20_Link">https://www.youtube.com/watch?v=p-3kN2JQhLM</text:a></text:p>
                </text:list-item>
              </text:list>
            </text:list-item>
          </text:list>
        </text:list-item>
        <text:list-item>
          <text:p text:style-name="P5">David Wood</text:p>
        </text:list-item>
        <text:list-item>
          <text:p text:style-name="P5">InspiringPhilosophy (youtube)</text:p>
        </text:list-item>
        <text:list-item>
          <text:p text:style-name="P5">Sam Shamoun</text:p>
        </text:list-item>
      </text:list>
      <text:h text:style-name="P6" text:outline-level="1">Islamic Apologetic Points</text:h>
      <text:h text:style-name="P7" text:outline-level="2">No Crucifixion of Christ</text:h>
      <text:list text:style-name="L2">
        <text:list-item>
          <text:p text:style-name="P8">Quran <text:span text:style-name="T2">Surah </text:span>4:157 says Jesus was not crucified.<text:line-break/><text:span text:style-name="T3">"And [for] their saying, ‘Indeed, we have killed the Messiah, Jesus, the son of Mary, the messenger of Allah.’ But they neither killed nor crucified him—it was only made to appear so. Even those who argue for this ˹crucifixion˺ are in doubt. They have no knowledge whatsoever—only making assumptions. They certainly did not kill him."</text:span></text:p>
        </text:list-item>
        <text:list-item>
          <text:p text:style-name="P9">Quran <text:span text:style-name="T4">Surah </text:span><text:span text:style-name="T5">19:33</text:span> has Jesus (Isa) tell the crowd around Him this: <text:line-break/><text:span text:style-name="T4">33.</text:span><text:span text:style-name="T6"> </text:span><text:span text:style-name="T3">"Peace be upon me the day I was born, the day I die, and the day I will be raised back to life!"</text:span></text:p>
          <text:list>
            <text:list-item>
              <text:p text:style-name="P10">Jesus supposedly said all this as a newborn baby.</text:p>
            </text:list-item>
            <text:list-item>
              <text:p text:style-name="P10">Muslims counter this by saying this is written about a future coming of Jesus, since Jesus dying and rising to life contradicts Surah 4:157 which says Jesus was not crucified.<text:line-break/>The belief is that Jesus was not killed during the crucifixion, but he will return, have a natural death, and then be raised back to life on the Day of Judgment.</text:p>
            </text:list-item>
          </text:list>
        </text:list-item>
        <text:list-item>
          <text:p text:style-name="P11"><text:span text:style-name="T5">Surah 3:55<text:line-break/>55.</text:span> <text:span text:style-name="T3">"[Remember] when Allah said, ‘O Jesus! </text:span><text:span text:style-name="T7">I will take you</text:span><text:span text:style-name="T8"> and raise you up to Myself</text:span><text:span text:style-name="T3">. I will deliver you from those who disbelieve, and elevate your followers above the disbelievers until the Day of Resurrection. Then to Me you will [all] return, and I will settle all your disputes.’"</text:span></text:p>
          <text:list>
            <text:list-item>
              <text:p text:style-name="P11"><text:soft-page-break/><text:span text:style-name="T9">In the Arabic text of Surah 3:55, the phrase “إِنِّي مُتَوَفِّيكَ” is used, which is often translated as “</text:span><text:span text:style-name="T10">I will take you</text:span><text:span text:style-name="T9">” or "</text:span><text:span text:style-name="T10">I will cause you to die</text:span><text:span text:style-name="T9">"12. The term “مُتَوَفِّيكَ” comes from the root word “توفى” (tawaffa), which can mean to take away, to cause to die, or to receive fully depending on the context</text:span></text:p>
            </text:list-item>
            <text:list-item>
              <text:p text:style-name="P11"><text:span text:style-name="T9">So, in this context, it is interpreted by some to mean that Allah is saying to Jesus, "</text:span><text:span text:style-name="T10">I will cause you to die</text:span><text:span text:style-name="T9">"</text:span></text:p>
            </text:list-item>
            <text:list-item>
              <text:p text:style-name="P12">However, interpretations can vary among different scholars and sects within Islam12.</text:p>
            </text:list-item>
            <text:list-item>
              <text:p text:style-name="P11">Translations were changed from die to take in modern times to cover that contradiction.</text:p>
            </text:list-item>
          </text:list>
        </text:list-item>
      </text:list>
      <text:h text:style-name="Heading_20_3" text:outline-level="3">The Upper Room</text:h>
      <text:list text:style-name="L3">
        <text:list-item>
          <text:p text:style-name="P13">It would make no sense for Jesus to go into the upper room to see His disciples with nails in His hands and feet if He was not really the one crucified.</text:p>
        </text:list-item>
        <text:list-item>
          <text:p text:style-name="P13">Islam does not believe Jesus sinned by lying.<text:line-break/>What kind of prophet lies like that?</text:p>
        </text:list-item>
      </text:list>
      <text:h text:style-name="Heading_20_3" text:outline-level="3">Moral Argument</text:h>
      <text:list text:style-name="L4">
        <text:list-item>
          <text:p text:style-name="P14">If Allah put Jesus’ image on someone else but Jesus, and waited 600 years to tell anyone, does that make Allah to be a deceitful god?</text:p>
        </text:list-item>
        <text:list-item>
          <text:p text:style-name="P15">Allah is deceitful</text:p>
          <text:list>
            <text:list-item>
              <text:p text:style-name="P15">Surah 3:54, 8:30, 10:21, 3:28</text:p>
            </text:list-item>
          </text:list>
        </text:list-item>
      </text:list>
      <text:h text:style-name="Heading_20_2" text:outline-level="2">The Trinity</text:h>
      <text:list text:style-name="L5">
        <text:list-item>
          <text:p text:style-name="P16">Don’t use any examples such as water/ice/vapor, father/brother/son or doorknobs.<text:line-break/>Use the Bible instead.</text:p>
        </text:list-item>
        <text:list-item>
          <text:p text:style-name="P16">Most Christians cannot defend the Trinity in 2 minutes, which is all the time you will usually get at the most to explain it.</text:p>
        </text:list-item>
        <text:list-item>
          <text:p text:style-name="P17">You may be asked to show the Muslim where the word “trinity” is in the bible.<text:line-break/>You should respond by asking him where “tawh<text:span text:style-name="T11">i</text:span>d” <text:span text:style-name="T11">is in the Quran.</text:span></text:p>
        </text:list-item>
      </text:list>
      <text:h text:style-name="P18" text:outline-level="2">The Bible is corrupted (they say)</text:h>
      <text:list text:style-name="L6">
        <text:list-item>
          <text:p text:style-name="P19">Textual criticism of the 5000+ Greek New Testament manuscripts say otherwise.</text:p>
        </text:list-item>
      </text:list>
      <text:h text:style-name="P20" text:outline-level="2">How could God have a Son?</text:h>
      <text:list text:style-name="L7">
        <text:list-item>
          <text:p text:style-name="P21">Quran 5:6 has Mary as the mother of God.</text:p>
        </text:list-item>
        <text:list-item>
          <text:p text:style-name="P22">Jesus relates to God the Father as a Son, but He is uncreated and not biologically like a Son.</text:p>
        </text:list-item>
        <text:list-item>
          <text:p text:style-name="P22">Jesus gets the inheritance as part of that analogy.</text:p>
        </text:list-item>
        <text:list-item>
          <text:p text:style-name="P22"><text:soft-page-break/>Son of God, son of man</text:p>
        </text:list-item>
        <text:list-item>
          <text:p text:style-name="P22">Jesus is nothing but the son of a man?</text:p>
          <text:list>
            <text:list-item>
              <text:p text:style-name="P22">But see how <text:span text:style-name="T12">in Matthew 26, </text:span>Caiaphas tore his robes when Jesus told Caiaphas that He was going to be on the clouds</text:p>
            </text:list-item>
            <text:list-item>
              <text:p text:style-name="P23">John 8:58 – Jesus claimed to be God again.</text:p>
              <text:list>
                <text:list-item>
                  <text:p text:style-name="P23">Before Abraham I was, I am.</text:p>
                </text:list-item>
              </text:list>
            </text:list-item>
          </text:list>
        </text:list-item>
      </text:list>
      <text:h text:style-name="Heading_20_2" text:outline-level="2">Ask them how they define God</text:h>
      <text:h text:style-name="Heading_20_3" text:outline-level="3"><text:span text:style-name="T13">Tawhid </text:span><text:span text:style-name="T14">(</text:span><text:span text:style-name="T15">Towl-heed</text:span><text:span text:style-name="T14">)</text:span></text:h>
      <text:list text:style-name="L8">
        <text:list-item>
          <text:p text:style-name="P24">Is the doctrine that Muslims use to describe Allah.</text:p>
        </text:list-item>
        <text:list-item>
          <text:p text:style-name="P24">Ask them what are the names of Allah in the Quran?</text:p>
          <text:list>
            <text:list-item>
              <text:p text:style-name="P24">99</text:p>
            </text:list-item>
            <text:list-item>
              <text:p text:style-name="P24">The most popular ones are: <text:line-break/>-allah <text:line-break/>-Ar-Rahman (the compassionare, the beneficent)<text:line-break/>Ar-Raheem (the merciful)</text:p>
            </text:list-item>
            <text:list-item>
              <text:p text:style-name="P24">Compassionate, merciful, and loving are nice names to have, but there is one problem.<text:line-break/>All 3 of those names require an object.<text:line-break/>You have to be compassionate, merciful, and loving to someone.<text:line-break/>Before Adam and Eve were created, what object did Allah have for those attributes?</text:p>
              <text:list>
                <text:list-item>
                  <text:p text:style-name="P25">That means Allah is dependent on his creation. Us. And thereby not eternal.<text:line-break/>Where was Allah before Adam and Eve?<text:line-break/>Have you ever seen Allah?<text:line-break/>Has he ever entered time and space?<text:line-break/><text:span text:style-name="T16">He has never come to earth.<text:line-break/>The God of the Bible can do whatever He wants.<text:line-break/>The god of Islam cannot – he is limited.<text:line-break/></text:span><text:span text:style-name="T17">The God of the bible took on a fire by the night and cloud by the day.<text:line-break/>The God of the bible can take on the burning bush.<text:line-break/>Allah cannot come to earth, so how did he get in the burning bush?<text:line-break/></text:span><text:span text:style-name="T18">v10 in that chapter says there was a voice coming from the bush.<text:line-break/>Couldn’t be Allah’s.<text:line-break/>How was the ground holy if Allah was no there?<text:line-break/>v14 – the voice in the bush says ‘it is I Allah who is speaking to you’.<text:line-break/>Ask the Muslim if God was in the bush.<text:line-break/>They have to say yes.<text:line-break/>If no, then he would have to remove that verse from the Quran upon pain of death per </text:span><text:soft-page-break/><text:span text:style-name="T18">his own religion.<text:line-break/></text:span><text:span text:style-name="T19">If God can come to earth 1400 years </text:span><text:span text:style-name="T20">before Christ </text:span><text:span text:style-name="T21">came</text:span><text:span text:style-name="T19">, why couldn’t He come in the 1</text:span><text:span text:style-name="T22">st</text:span><text:span text:style-name="T19"> century AD?</text:span></text:p>
                </text:list-item>
                <text:list-item>
                  <text:p text:style-name="P26">Genesis 3:8-9 was God walking on the earth in the garden of Eden with Adam and Eve.</text:p>
                </text:list-item>
              </text:list>
            </text:list-item>
          </text:list>
        </text:list-item>
      </text:list>
      <text:h text:style-name="P27" text:outline-level="1">Origins</text:h>
      <text:list text:style-name="L9">
        <text:list-item>
          <text:p text:style-name="P28">Muslims believe the Qur’an in uncreated and exists eternally on clay tablets in heaven (S.85:<text:span text:style-name="T23">21-</text:span>22)</text:p>
        </text:list-item>
        <text:list-item>
          <text:p text:style-name="P28">Qur’an sent todown to Muhammad between 610-632 AD</text:p>
        </text:list-item>
        <text:list-item>
          <text:p text:style-name="P28">Qur’an completed by Uthman in 652 AD</text:p>
        </text:list-item>
        <text:list-item>
          <text:p text:style-name="P29">Qur’an perfectly preserved over the past 1400 years</text:p>
        </text:list-item>
      </text:list>
      <text:h text:style-name="Heading_20_1" text:outline-level="1">Problems for Islam</text:h>
      <text:h text:style-name="P30" text:outline-level="2">Questions for Muslims: </text:h>
      <text:list text:style-name="L10">
        <text:list-item>
          <text:p text:style-name="P31">Q. How many qurans? <text:line-break/>A. One quran </text:p>
        </text:list-item>
        <text:list-item>
          <text:p text:style-name="P31">Q. Is hafs quran a quran? <text:line-break/>A. Yes </text:p>
        </text:list-item>
        <text:list-item>
          <text:p text:style-name="P31">Q. Is warsh quran a quran? <text:line-break/>A. Yes </text:p>
        </text:list-item>
        <text:list-item>
          <text:p text:style-name="P31">Q. Is doori quran a quran? <text:line-break/>A. Yes </text:p>
        </text:list-item>
        <text:list-item>
          <text:p text:style-name="P31">Q. How many qurans? <text:line-break/>A. One quran </text:p>
        </text:list-item>
        <text:list-item>
          <text:p text:style-name="P31">Q. Are all qurans around the world same? <text:line-break/>A. Yes </text:p>
        </text:list-item>
        <text:list-item>
          <text:p text:style-name="P31">Q. Do the Sana manuscript and Birmingham manuscript have variants? <text:line-break/>A. Yes </text:p>
        </text:list-item>
        <text:list-item>
          <text:p text:style-name="P31">Q. Are qurans preserved word for word, letter for letter? <text:line-break/>A. Yes </text:p>
        </text:list-item>
        <text:list-item>
          <text:p text:style-name="P31">Q. In sura 37.12, one quran says "you", another "I"? <text:line-break/>A. They are different accents </text:p>
        </text:list-item>
        <text:list-item>
          <text:p text:style-name="P31">Q. How many ahrufs did muhamad recite? <text:line-break/>A. 7 </text:p>
        </text:list-item>
        <text:list-item>
          <text:p text:style-name="P31"><text:soft-page-break/>Q. How many ahrufs did uthman destroy? <text:line-break/>A. 6 </text:p>
        </text:list-item>
        <text:list-item>
          <text:p text:style-name="P31">Q. How many ahrufs today? <text:line-break/>A. 7 </text:p>
        </text:list-item>
        <text:list-item>
          <text:p text:style-name="P31">Q. How many qiraats did muhamad recite? <text:line-break/>A. None </text:p>
        </text:list-item>
        <text:list-item>
          <text:p text:style-name="P31">Q. How many qiraats today? <text:line-break/>A. 10, 15, 20, 50 </text:p>
        </text:list-item>
        <text:list-item>
          <text:p text:style-name="P31">Q. Is Bible preserved? <text:line-break/>A. No </text:p>
        </text:list-item>
        <text:list-item>
          <text:p text:style-name="P31">Q. Is muhamad prophesied in the Bible? <text:line-break/>A. Yes </text:p>
        </text:list-item>
        <text:list-item>
          <text:p text:style-name="P31">Q. Did muhamad marry a child? <text:line-break/>A. No </text:p>
        </text:list-item>
        <text:list-item>
          <text:p text:style-name="P31">Q. How old was aisha? <text:line-break/>A. 6 </text:p>
        </text:list-item>
      </text:list>
      <text:h text:style-name="P32" text:outline-level="2">Anachronisms</text:h>
      <text:list text:style-name="L11">
        <text:list-item>
          <text:p text:style-name="P33"><text:a xlink:type="simple" xlink:href="https://youtu.be/uRSqp-3H44M?si=FHDTfm-uKGy-8j3r" text:style-name="Internet_20_link" text:visited-style-name="Visited_20_Internet_20_Link">https://youtu.be/uRSqp-3H44M?si=FHDTfm-uKGy-8j3r</text:a>  </text:p>
        </text:list-item>
      </text:list>
      <text:h text:style-name="P34" text:outline-level="2">Messiah was said to be divine</text:h>
      <text:list text:style-name="L12">
        <text:list-item>
          <text:p text:style-name="P35">For a child will be born to us, a son will be given to us; And the government will rest on His shoulders; And His name will be called Wonderful Counselor, Mighty God, Eternal Father, Prince of Peace. — Isaiah 9:6... All day long!!! </text:p>
        </text:list-item>
      </text:list>
      <text:h text:style-name="P36" text:outline-level="2">Allah is a deceiver</text:h>
      <text:list text:style-name="L13">
        <text:list-item>
          <text:p text:style-name="P37">Well, according to their own Quran, Allah is the best of schemers. </text:p>
        </text:list-item>
      </text:list>
      <text:p text:style-name="P38"/>
      <text:p text:style-name="P38">وَمَكَرُوۡا وَمَكَرَاللّٰهُ ​ؕ وَاللّٰهُ خَيۡرُ الۡمَاكِرِيۡنَ‏ </text:p>
      <text:p text:style-name="P38"/>
      <text:p text:style-name="P38">Surah (3:54) Then they schemed (against the Messiah), and Allah countered their schemes by schemes of His own. Allah is the best of schemers.</text:p>
      <text:p text:style-name="P38"/>
      <text:p text:style-name="P38"><text:soft-page-break/>Why would you call your own God the best of schemers? Who is the master of lies and the best deceiver of them all? Satan. Muslims follow Hubal, the moon god of pre-islamic Arabia. Hubal=Baal=Satan=Lucifer</text:p>
      <text:p text:style-name="P38"/>
      <text:p text:style-name="P38">Jesus answered, “I am the way and the truth and the life. No one comes to the Father except through me." ️️</text:p>
      <text:list text:style-name="L14">
        <text:list-item>
          <text:p text:style-name="P39">What's amazing is that he says Allah can't lie but will then say Allah deceived Jesus's disciples when pressed on the crucifixion of Jesus...</text:p>
        </text:list-item>
        <text:list-item>
          <text:p text:style-name="P39"/>
        </text:list-item>
      </text:list>
      <text:h text:style-name="P40" text:outline-level="2">Quran affirms the Bible</text:h>
      <text:list text:style-name="L15">
        <text:list-item>
          <text:p text:style-name="P41">The Quran says that Jesus confirmed the scriptures that He had in His hands, at His time.</text:p>
          <text:list>
            <text:list-item>
              <text:p text:style-name="P41">Those scriptures are the Old Testament</text:p>
            </text:list-item>
          </text:list>
        </text:list-item>
        <text:list-item>
          <text:p text:style-name="P41">Verses that affirm this</text:p>
          <text:list>
            <text:list-item>
              <text:p text:style-name="P41">2:40-44,89,91,101,113,121,136</text:p>
            </text:list-item>
            <text:list-item>
              <text:p text:style-name="P41">3:3-4,3:50</text:p>
            </text:list-item>
            <text:list-item>
              <text:p text:style-name="P41">4:47</text:p>
            </text:list-item>
            <text:list-item>
              <text:p text:style-name="P41">5:43-48,66-68</text:p>
            </text:list-item>
            <text:list-item>
              <text:p text:style-name="P41">and then the ‘sound’ narrations</text:p>
            </text:list-item>
          </text:list>
        </text:list-item>
        <text:list-item>
          <text:p text:style-name="P41">A Muslim who says the Bible is a corrupt book exposes Muhammad as a false prophet</text:p>
        </text:list-item>
        <text:list-item>
          <text:p text:style-name="P42">If you believe in Mohammed</text:p>
          <text:list>
            <text:list-item>
              <text:p text:style-name="P42">You have to accept the bible</text:p>
            </text:list-item>
            <text:list-item>
              <text:p text:style-name="P42">and Islam is then proven false, because the Quran contradicts the Bible upon which the Quran was built on top of.</text:p>
            </text:list-item>
          </text:list>
        </text:list-item>
      </text:list>
      <text:h text:style-name="P43" text:outline-level="2">Quran has changed</text:h>
      <text:list text:style-name="L16">
        <text:list-item>
          <text:p text:style-name="P44"><text:span text:style-name="T5">Surah 6:115<text:line-break/>115. </text:span><text:span text:style-name="T24">"And </text:span><text:span text:style-name="T8">the word of your Lord</text:span><text:span text:style-name="T24"> has been fulfilled in truth and in justice. </text:span><text:span text:style-name="T8">None can alter His Words</text:span><text:span text:style-name="T24">. And He is the All-Hearing, All-Knowing."</text:span></text:p>
        </text:list-item>
        <text:list-item>
          <text:p text:style-name="P44"><text:span text:style-name="T5">Surah 10:64<text:line-break/>64. </text:span><text:span text:style-name="T24">"For them are good tidings in the worldly life and in the Hereafter. </text:span><text:span text:style-name="T8">No change is there in the words of Allah</text:span><text:span text:style-name="T24">. That is what is the great attainment."</text:span></text:p>
          <text:list>
            <text:list-item>
              <text:p text:style-name="P44">There are about 30 Quran versions.<text:line-break/>If at least one letter changed, Islam is false by its own standards.</text:p>
            </text:list-item>
          </text:list>
        </text:list-item>
      </text:list>
      <text:h text:style-name="P45" text:outline-level="2"><text:soft-page-break/>Injeel</text:h>
      <text:h text:style-name="Heading_20_3" text:outline-level="3">What is it?</text:h>
      <text:list text:style-name="L17">
        <text:list-item>
          <text:p text:style-name="P46">The Quran claims the Injeel was a book given to Jesus</text:p>
        </text:list-item>
      </text:list>
      <text:h text:style-name="Heading_20_3" text:outline-level="3">Problems with the Injeel</text:h>
      <text:list text:style-name="L18">
        <text:list-item>
          <text:p text:style-name="P47">Islamic texts do not tell </text:p>
          <text:list>
            <text:list-item>
              <text:p text:style-name="P47">us who wrote the Injeel</text:p>
            </text:list-item>
            <text:list-item>
              <text:p text:style-name="P47">what it is</text:p>
            </text:list-item>
            <text:list-item>
              <text:p text:style-name="P47">when it was written</text:p>
            </text:list-item>
            <text:list-item>
              <text:p text:style-name="P47">what was in it.</text:p>
            </text:list-item>
          </text:list>
        </text:list-item>
        <text:list-item>
          <text:p text:style-name="P48">Islam says, when in doubt, go to the people of the book, which are the Christians and Jews.</text:p>
        </text:list-item>
        <text:list-item>
          <text:p text:style-name="P48"/>
        </text:list-item>
      </text:list>
      <text:h text:style-name="P49" text:outline-level="2">Textual Criticism</text:h>
      <text:h text:style-name="P50" text:outline-level="3">Eternality of the Quran</text:h>
      <text:list text:style-name="L19">
        <text:list-item>
          <text:p text:style-name="P51"><text:span text:style-name="T5">Shirk: </text:span>is putting something on the same level as God, which is what Muslims say of Christians who say Jesus is God</text:p>
        </text:list-item>
        <text:list-item>
          <text:p text:style-name="P51">The Quran claims that the contents of the book are eternal, existing eternally in clay tables in heaven with Allah</text:p>
          <text:list>
            <text:list-item>
              <text:p text:style-name="P52">That is committing shirk!</text:p>
            </text:list-item>
            <text:list-item>
              <text:p text:style-name="P51"><text:span text:style-name="T5">Surah 85:22<text:line-break/>22. </text:span><text:span text:style-name="T3">"Inscribed in a Preserved Slate."</text:span></text:p>
              <text:list>
                <text:list-item>
                  <text:p text:style-name="P51">This verse is from Surah Al-Buruj. <text:line-break/>The phrase “Inscribed in a Preserved Slate” signifies that the writ of the Quran is unchangeable and imperishable. <text:line-break/>It is inscribed in the guarded tablet of God, which cannot be corrupted in any way. Whatever is written in it has to be fulfilled.</text:p>
                </text:list-item>
              </text:list>
            </text:list-item>
            <text:list-item>
              <text:p text:style-name="P51">But by definition, if something is eternal, does not that not mean it is co-equal with God.</text:p>
            </text:list-item>
            <text:list-item>
              <text:p text:style-name="P51">A Muslim could say it does not mean co-equal, but how do clay tablets exist eternally with Allah?<text:line-break/>Is he beholden to obey the tablets to do what they say?</text:p>
            </text:list-item>
            <text:list-item>
              <text:p text:style-name="P51"><text:span text:style-name="T5">Surah 112:2<text:line-break/>2. </text:span><text:span text:style-name="T3">"Allah, the Eternal Refuge."</text:span></text:p>
              <text:list>
                <text:list-item>
                  <text:p text:style-name="P51"><text:soft-page-break/>This verse signifies that Allah is the eternal, self-sufficient refuge whom all creatures need, while He is in need of no one.</text:p>
                </text:list-item>
              </text:list>
            </text:list-item>
            <text:list-item>
              <text:p text:style-name="P51"><text:span text:style-name="T5">2:255<text:line-break/>255.</text:span> <text:span text:style-name="T3">"Allah! There is no deity except Him, the Ever-Living, the Sustainer of existence…"</text:span></text:p>
              <text:list>
                <text:list-item>
                  <text:p text:style-name="P51">This verse, also known as, highlights Allah’s infinite power and knowledge.</text:p>
                </text:list-item>
              </text:list>
            </text:list-item>
            <text:list-item>
              <text:p text:style-name="P51"><text:span text:style-name="T5">4:171<text:line-break/>171.</text:span> <text:span text:style-name="T3">"Allah is only One God. Glory be to Him! He is far above having a son! To Him belongs whatever is in the heavens and whatever is on the earth. And Allah is sufficient as a Trustee of Affairs."</text:span></text:p>
              <text:list>
                <text:list-item>
                  <text:p text:style-name="P51">This verse emphasizes that Allah is self-sufficient and does not need anything from His creation.</text:p>
                </text:list-item>
              </text:list>
            </text:list-item>
          </text:list>
        </text:list-item>
      </text:list>
      <text:h text:style-name="Heading_20_4" text:outline-level="4">It was sent down to Mohammed</text:h>
      <text:list text:style-name="L20">
        <text:list-item>
          <text:p text:style-name="P53">Was given to him from 610-6<text:span text:style-name="T25">3</text:span>2 AD in Mecca and Medina.</text:p>
        </text:list-item>
        <text:list-item>
          <text:p text:style-name="P54">Mohammed was said to not write it down during his lifetime because he could not read or write.</text:p>
          <text:list>
            <text:list-item>
              <text:p text:style-name="P55">He has 22 years to have learn how to read and write if that was the one thing he was supposed to do in his lifetime?</text:p>
            </text:list-item>
            <text:list-item>
              <text:p text:style-name="P55">It was supposedly memorized by his companions and written on stone, bark, leaves, etc.</text:p>
            </text:list-item>
          </text:list>
        </text:list-item>
        <text:list-item>
          <text:p text:style-name="P56">Muhammed had a secretary – why didn’t he get his secretary to write it down?</text:p>
        </text:list-item>
        <text:list-item>
          <text:p text:style-name="P56"/>
        </text:list-item>
      </text:list>
      <text:h text:style-name="P57" text:outline-level="3">Quran Botches Basic Bible Facts</text:h>
      <text:list text:style-name="L21">
        <text:list-item>
          <text:p text:style-name="P58"><text:span text:style-name="T26">The Quran says Rebekah was 3 years old.<text:line-break/></text:span>Genesis 24:19-x <text:span text:style-name="T26">says she did a lot of things that a 3 year old cannot do.<text:line-break/>Hence the Quran did not know what it was talking about.</text:span></text:p>
        </text:list-item>
      </text:list>
      <text:h text:style-name="Heading_20_3" text:outline-level="3">No Manuscript Tradition to Test Accuracy</text:h>
      <text:h text:style-name="Heading_20_4" text:outline-level="4">Uthman</text:h>
      <text:list text:style-name="L22">
        <text:list-item>
          <text:p text:style-name="P59">Under Uthman <text:span text:style-name="T27">ibn Affan</text:span> as the head of the 3<text:span text:style-name="T28">rd</text:span> Caliph of Islam</text:p>
          <text:list>
            <text:list-item>
              <text:p text:style-name="P59">copies of the Quran were burned <text:span text:style-name="T27">around 644 to 656 AD.</text:span><text:line-break/>The reason was said to be because many people had their own personal copies and notes on the original Quran.<text:line-break/>To prevent further differences in the text, Uthman ordered all copies of the Quran burned except for one copy.</text:p>
            </text:list-item>
            <text:list-item>
              <text:p text:style-name="P59">Because of Uthman, there is no evidential way to give us any confidence that the Quran text we have today is anything close to the original.</text:p>
            </text:list-item>
          </text:list>
        </text:list-item>
      </text:list>
      <text:h text:style-name="Heading_20_2" text:outline-level="2"><text:soft-page-break/>Contradicts God’s Prior Revelation</text:h>
      <text:list text:style-name="L23">
        <text:list-item>
          <text:p text:style-name="P60">Islam claims to be based on God’s previous revelation</text:p>
          <text:list>
            <text:list-item>
              <text:p text:style-name="P60">The books of Moses</text:p>
            </text:list-item>
            <text:list-item>
              <text:p text:style-name="P60">The Psalms of David</text:p>
            </text:list-item>
            <text:list-item>
              <text:p text:style-name="P60">The gospels of Jesus</text:p>
            </text:list-item>
          </text:list>
        </text:list-item>
      </text:list>
      <text:h text:style-name="Heading_20_3" text:outline-level="3">Deuteronomy 13 <text:span text:style-name="T29">+ 18</text:span></text:h>
      <text:p text:style-name="P61"><text:span text:style-name="T30">Deuteronomy 13:1-5<text:line-break/>1. </text:span><text:span text:style-name="T31">"</text:span><text:span text:style-name="T32">If a prophet or a dreamer of dreams arises among you</text:span><text:span text:style-name="T31"> and gives you a sign or a wonder,</text:span><text:span text:style-name="T29"><text:line-break/></text:span><text:span text:style-name="T30">2.</text:span><text:span text:style-name="T31"> and the sign or the wonder comes true, concerning which he spoke to you, </text:span><text:span text:style-name="T32">saying, 'Let us walk after other gods (whom you have not known) and let us serve them</text:span><text:span text:style-name="T31">,'</text:span><text:span text:style-name="T29"><text:line-break/></text:span><text:span text:style-name="T33">3.</text:span><text:span text:style-name="T31"> </text:span><text:span text:style-name="T32">you shall not listen to the words of that prophet or that dreamer of dreams</text:span><text:span text:style-name="T31">; for Yahweh your God is testing you to find out if you love Yahweh your God with all your heart and with all your soul.<text:line-break/></text:span><text:span text:style-name="T33">4. </text:span><text:span text:style-name="T31">"You shall walk after Yahweh your God and fear Him; and you shall keep His commandments, listen to His voice, serve Him, and cling to Him.<text:line-break/></text:span><text:span text:style-name="T33">5.</text:span><text:span text:style-name="T31"> "But </text:span><text:span text:style-name="T32">that prophet or that dreamer of dreams shall be put to death</text:span><text:span text:style-name="T31"> because he has counseled rebellion against Yahweh your God who brought you from the land of Egypt and redeemed you from the house of slavery, to drive you from the way in which Yahweh your God commanded you to walk. So you shall purge the evil from among you.</text:span></text:p>
      <text:list text:style-name="L24">
        <text:list-item>
          <text:p text:style-name="P62"><text:span text:style-name="T31"/></text:p>
        </text:list-item>
      </text:list>
      <text:p text:style-name="P63"><text:span text:style-name="T5">Deuteronomy 18:17-22<text:line-break/>17. </text:span><text:span text:style-name="T3">"And Yahweh said to me, 'They have spoken well.<text:line-break/></text:span><text:span text:style-name="T5">18.</text:span><text:span text:style-name="T3"> 'I will raise up a prophet from among their brothers like you, and I will put My words in his mouth, and he shall speak to them all that I command him.<text:line-break/></text:span><text:span text:style-name="T5">19. </text:span><text:span text:style-name="T3">'And it will be that whoever will not listen to My words which he shall speak in My name, I Myself will require [it] of him.<text:line-break/></text:span><text:span text:style-name="T5">20.</text:span><text:span text:style-name="T3"> 'But the prophet who speaks a word presumptuously in My name which I have not commanded him to speak, or which he speaks in the name of other gods, that prophet shall die.'<text:line-break/></text:span><text:span text:style-name="T5">21. </text:span><text:span text:style-name="T3">"Now you may say in your heart, 'How will we know the word which Yahweh has not spoken?'<text:line-break/></text:span><text:span text:style-name="T5">22.</text:span><text:span text:style-name="T3"> "</text:span><text:span text:style-name="T8">When a prophet speaks in the name of Yahweh, if the thing does not come about or come true, that is the thing which Yahweh has not spoken. The prophet has spoken it presumptuously; you shall not be afraid of him</text:span><text:span text:style-name="T3">.</text:span></text:p>
      <text:list text:style-name="L25">
        <text:list-item>
          <text:p text:style-name="P64"/>
        </text:list-item>
      </text:list>
      <text:p text:style-name="P61"><text:span text:style-name="T30">Galatians 1:8<text:line-break/>8. </text:span><text:span text:style-name="T31">But even if we, or an angel from heaven, preach any other gospel to you than what we have preached to you, let him be accursed.</text:span></text:p>
      <text:list text:style-name="L26">
        <text:list-item>
          <text:p text:style-name="P65"/>
        </text:list-item>
      </text:list>
      <text:h text:style-name="Heading_20_2" text:outline-level="2"><text:soft-page-break/>Ancient Israel Was Not Unitarian</text:h>
      <text:p text:style-name="P66">The Old Testament, previous revelation does not present a view that God is only one person</text:p>
      <text:h text:style-name="Heading_20_3" text:outline-level="3">Theophanies</text:h>
      <text:list text:style-name="L27">
        <text:list-item>
          <text:p text:style-name="P67">Genesis 1:1-3,26,3:8,12:7-8,15:1-..<text:line-break/>16:13,18:1,19:1,</text:p>
        </text:list-item>
        <text:list-item>
          <text:p text:style-name="P67">24:28-48</text:p>
          <text:list>
            <text:list-item>
              <text:p text:style-name="P67">Meal with God – 24:9-12</text:p>
            </text:list-item>
          </text:list>
        </text:list-item>
        <text:list-item>
          <text:p text:style-name="P67">,31:11,</text:p>
          <text:list>
            <text:list-item>
              <text:p text:style-name="P67">32:30</text:p>
              <text:list>
                <text:list-item>
                  <text:p text:style-name="P67">Hosea 12:4-6 (YHWH)</text:p>
                </text:list-item>
              </text:list>
            </text:list-item>
            <text:list-item>
              <text:p text:style-name="P67">,35:1</text:p>
            </text:list-item>
            <text:list-item>
              <text:p text:style-name="P67">48:15-16</text:p>
              <text:list>
                <text:list-item>
                  <text:p text:style-name="P67">with 28:17-19 and 31:13, + (3 + 53?)</text:p>
                </text:list-item>
              </text:list>
            </text:list-item>
          </text:list>
        </text:list-item>
        <text:list-item>
          <text:p text:style-name="P67">Exodus 3,4 with 23:20-3,31:1-3,40:28</text:p>
        </text:list-item>
        <text:list-item>
          <text:p text:style-name="P67">Numbers 1,8:15-23,11:17-25,12:4-10(cloud + fire)</text:p>
          <text:list>
            <text:list-item>
              <text:p text:style-name="P67">22:22-35</text:p>
            </text:list-item>
          </text:list>
        </text:list-item>
        <text:list-item>
          <text:p text:style-name="P67">Leviticus 9:23</text:p>
        </text:list-item>
        <text:list-item>
          <text:p text:style-name="P67">Deuteronomy 33:2,39:9-10</text:p>
        </text:list-item>
        <text:list-item>
          <text:p text:style-name="P67">Joshua 5 w/ex.3</text:p>
        </text:list-item>
        <text:list-item>
          <text:p text:style-name="P67">Judges 6:11-13(14: YHWH face)</text:p>
          <text:list>
            <text:list-item>
              <text:p text:style-name="P67">13 w/Is<text:span text:style-name="T34">aiah 9:4-6</text:span></text:p>
            </text:list-item>
          </text:list>
        </text:list-item>
        <text:list-item>
          <text:p text:style-name="P67">1 Kings 3:4,6-8 (temple, ark)</text:p>
          <text:list>
            <text:list-item>
              <text:p text:style-name="P67">8:10 (shekinah)</text:p>
            </text:list-item>
            <text:list-item>
              <text:p text:style-name="P67">9:2,10:1-19 (voice)</text:p>
            </text:list-item>
          </text:list>
        </text:list-item>
        <text:list-item>
          <text:p text:style-name="P67">2 Chronicles 4:13-14</text:p>
        </text:list-item>
        <text:list-item>
          <text:p text:style-name="P67">Ezra 1-11</text:p>
        </text:list-item>
        <text:list-item>
          <text:p text:style-name="P67"/>
        </text:list-item>
        <text:list-item>
          <text:p text:style-name="P67">Psalm 18,67:17-19-32-36,79:1-2,103:1-4</text:p>
        </text:list-item>
        <text:list-item>
          <text:p text:style-name="P67">Amos 9:1</text:p>
        </text:list-item>
        <text:list-item>
          <text:p text:style-name="P67">Isaiah 6</text:p>
        </text:list-item>
        <text:list-item>
          <text:p text:style-name="P67"><text:soft-page-break/>Zechariah 1-3</text:p>
        </text:list-item>
        <text:list-item>
          <text:p text:style-name="P67">Ezekiel 36-37</text:p>
        </text:list-item>
        <text:list-item>
          <text:p text:style-name="P68">Daniel 3:9,2,</text:p>
          <text:list>
            <text:list-item>
              <text:p text:style-name="P69">Chapter 7</text:p>
              <text:list>
                <text:list-item>
                  <text:p text:style-name="P69">Jesus as the Jewish Messiah is divine</text:p>
                </text:list-item>
                <text:list-item>
                  <text:p text:style-name="P69">in human form</text:p>
                </text:list-item>
                <text:list-item>
                  <text:p text:style-name="P69">appears younger than the Ancient of Days divinity</text:p>
                </text:list-item>
                <text:list-item>
                  <text:p text:style-name="P69">will be enthrone on High</text:p>
                </text:list-item>
                <text:list-item>
                  <text:p text:style-name="P69">I sgiven authority <text:s/>+ dominion over earth (ascension)</text:p>
                </text:list-item>
              </text:list>
            </text:list-item>
            <text:list-item>
              <text:p text:style-name="P68">9</text:p>
            </text:list-item>
          </text:list>
        </text:list-item>
        <text:list-item>
          <text:p text:style-name="P67">Micah 3-5 (triad)</text:p>
        </text:list-item>
        <text:list-item>
          <text:p text:style-name="P67">Jonah 1:1</text:p>
        </text:list-item>
        <text:list-item>
          <text:p text:style-name="P67">Habakkuk 3:1-5</text:p>
        </text:list-item>
        <text:list-item>
          <text:p text:style-name="P67">Job 19:23-27,38:1</text:p>
        </text:list-item>
        <text:list-item>
          <text:p text:style-name="P67">1 Chronicles 19:26</text:p>
        </text:list-item>
      </text:list>
      <text:h text:style-name="Heading_20_2" text:outline-level="2">No Continuity With the Old Testament</text:h>
      <text:h text:style-name="Heading_20_3" text:outline-level="3">No Priesthood</text:h>
      <text:h text:style-name="Heading_20_3" text:outline-level="3">No Altar</text:h>
      <text:h text:style-name="Heading_20_3" text:outline-level="3">No Sacrifice</text:h>
      <text:h text:style-name="Heading_20_3" text:outline-level="3">No Temple</text:h>
      <text:p text:style-name="P70">Problems for Islam:</text:p>
      <text:p text:style-name="P70">-hadeeths are considered inspired scripture, yet have very incorrect and historically inaccurate information in them.</text:p>
      <text:p text:style-name="P70">-Muslims believe that the books of Moses, the Psalms of David, and the gospel of Jesus.</text:p>
      <text:p text:style-name="P70">-Allah never abbrogates what he said previously. Surah 42:1+13 says Moses are not to be divided between Moses and Jesus.</text:p>
      <text:p text:style-name="P70">--The Quran says God does not have a son.</text:p>
      <text:p text:style-name="P70">--but the books of Moses and gospel of Jesus are clear that without blood atonement, there is no forgiveness of sin.</text:p>
      <text:p text:style-name="P70"><text:soft-page-break/>--Mohammed disagreed with the books of Moses, Psalms of David, and the gospel of Jesus.</text:p>
      <text:p text:style-name="P70"/>
      <text:p text:style-name="P70">sura 42:11 - no human language is adequate to describe allah - this is the doctrine of tanza.</text:p>
      <text:p text:style-name="P70">-no lanauage can explain allah. then what is the quran? it's in human language, written about allah. but that revelation shouldn't be possible.</text:p>
      <text:p text:style-name="P70"/>
      <text:p text:style-name="P70"/>
      <text:p text:style-name="P70">https://www.youtube.com/watch?v=PXaUR98Byr8</text:p>
      <text:p text:style-name="P70"/>
      <text:p text:style-name="P70">Jay Dyer has Sam Shamoun on.</text:p>
      <text:p text:style-name="P70">Has tons of bible verse references that are a problem for Islam.</text:p>
      <text:p text:style-name="P70"/>
      <text:p text:style-name="P70"/>
      <text:p text:style-name="P70">notes from:</text:p>
      <text:p text:style-name="P70">https://www.youtube.com/watch?v=LxWSR5sGx3w</text:p>
      <text:p text:style-name="P70">akeed - means 'creed' in islam. ask them what their akeed'ah is. if they don't have that. why are they debating?</text:p>
      <text:p text:style-name="P70">takee'ah - they are allowed to be deceptive (usually they dont do it unless their life is being threatened)</text:p>
      <text:p text:style-name="P70">for muslims, they feel you should not get too deep into akeed'ah, or else you might start doubting... is the general mindset. unless you want to be a scholar.</text:p>
      <text:p text:style-name="P70">muslims can't talk about islam without knocking Christianity. keeps them from ont making a positive claim for muhammed as as a prophet.</text:p>
      <text:p text:style-name="P70"/>
      <text:p text:style-name="P70">TAG is a both a positive and negative argument.</text:p>
      <text:p text:style-name="P70"/>
      <text:p text:style-name="P70">muslims say the Christian bible is corrupted.</text:p>
      <text:p text:style-name="P70">ask them to tell us about muhammed prophecies if the bible is corrupted.</text:p>
      <text:p text:style-name="P70">it's incoherent.</text:p>
      <text:p text:style-name="P70">how can you know if its corrupted if you don't have the uncorrupted version?</text:p>
      <text:p text:style-name="P70"/>
      <text:p text:style-name="P70">if a muslim is guilty of "takh'feehrr', by islamic law, a muslim should kill that person.</text:p>
      <text:p text:style-name="P70"><text:soft-page-break/></text:p>
      <text:p text:style-name="P70">orthodox shahada (yt channel)</text:p>
      <text:p text:style-name="P70"/>
      <text:p text:style-name="P70">the meccan phase - 'peaceful religion' phase - it's what Muhammed did when he was the minority.</text:p>
      <text:p text:style-name="P70"/>
      <text:h text:style-name="P71" text:outline-level="3">Mary only woman mentioned by name in Quran</text:h>
      <text:list text:style-name="L28">
        <text:list-item>
          <text:p text:style-name="P72">What the flip?</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text-properties fo:color="#000000" loext:opacity="100%"/>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6T17:01:49.207000000</meta:creation-date>
    <meta:generator>LibreOffice/24.8.7.2$Windows_X86_64 LibreOffice_project/e07d0a63a46349d29051da79b1fde8160bab2a89</meta:generator>
    <dc:date>2025-07-04T23:39:52.053000000</dc:date>
    <meta:editing-duration>P8DT1H20M19S</meta:editing-duration>
    <meta:editing-cycles>92</meta:editing-cycles>
    <meta:document-statistic meta:table-count="0" meta:image-count="0" meta:object-count="0" meta:page-count="13" meta:paragraph-count="235" meta:word-count="3110" meta:character-count="16568" meta:non-whitespace-character-count="13803"/>
  </office:meta>
</office:document-meta>
</file>